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0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color="#f10d0c" draw:fill-color="#ff6d6d" draw:textarea-horizontal-align="justify" draw:textarea-vertical-align="middle" draw:auto-grow-height="false" fo:min-height="1.147cm" fo:min-width="2.04cm"/>
      <style:paragraph-properties style:writing-mode="lr-tb"/>
    </style:style>
    <style:style style:name="gr5" style:family="graphic" style:parent-style-name="standard">
      <style:graphic-properties svg:stroke-color="#f10d0c" draw:fill="none" draw:textarea-horizontal-align="justify" draw:textarea-vertical-align="middle" draw:auto-grow-height="false" fo:min-height="1.147cm" fo:min-width="2.04cm"/>
      <style:paragraph-properties style:writing-mode="lr-tb"/>
    </style:style>
    <style:style style:name="gr6" style:family="graphic" style:parent-style-name="standard">
      <style:graphic-properties svg:stroke-color="#ea7500" draw:fill-color="#ff972f" draw:textarea-horizontal-align="justify" draw:textarea-vertical-align="middle" draw:auto-grow-height="false" fo:min-height="1.147cm" fo:min-width="2.04cm"/>
      <style:paragraph-properties style:writing-mode="lr-tb"/>
    </style:style>
    <style:style style:name="gr7" style:family="graphic" style:parent-style-name="standard">
      <style:graphic-properties svg:stroke-color="#069a2e" draw:fill-color="#77bc65" draw:textarea-horizontal-align="justify" draw:textarea-vertical-align="middle" draw:auto-grow-height="false" fo:min-height="1.147cm" fo:min-width="2.0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="Arrow" draw:marker-end-width="0.242cm" draw:fill-color="#77bc65" draw:textarea-vertical-align="middle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svg:stroke-color="#069a2e" draw:fill="none" draw:textarea-horizontal-align="justify" draw:textarea-vertical-align="middle" draw:auto-grow-height="false" fo:min-height="1.147cm" fo:min-width="2.04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vertical-align="middle" fo:min-height="0.6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style:paragraph-properties fo:text-align="center"/>
      <style:text-properties fo:color="#f10d0c"/>
    </style:style>
    <style:style style:name="P4" style:family="paragraph">
      <loext:graphic-properties draw:fill="none"/>
      <style:paragraph-properties fo:text-align="center"/>
      <style:text-properties fo:color="#f10d0c"/>
    </style:style>
    <style:style style:name="P5" style:family="paragraph">
      <loext:graphic-properties draw:fill-color="#ff972f"/>
      <style:paragraph-properties fo:text-align="center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style:paragraph-properties fo:text-align="center"/>
      <style:text-properties fo:color="#069a2e"/>
    </style:style>
    <style:style style:name="P8" style:family="paragraph">
      <loext:graphic-properties draw:fill="none"/>
      <style:paragraph-properties fo:text-align="center"/>
      <style:text-properties fo:color="#069a2e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10d0c"/>
    </style:style>
    <style:style style:name="T2" style:family="text">
      <style:text-properties fo:color="#069a2e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048cm" svg:y1="1.206cm" svg:x2="5.992cm" svg:y2="4.308cm" draw:start-shape="id1" draw:start-glue-point="1" draw:end-shape="id2" draw:end-glue-point="0" svg:d="M3048 1206h2944v3102" svg:viewBox="0 0 2945 3103">
          <text:p/>
        </draw:connector>
        <draw:custom-shape draw:style-name="gr2" draw:text-style-name="P1" xml:id="id2" draw:id="id2" draw:layer="layout" svg:width="2.54cm" svg:height="1.397cm" svg:x="4.722cm" svg:y="4.308cm">
          <text:p text:style-name="P1">F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54cm" svg:height="1.397cm" svg:x="8.821cm" svg:y="4.308cm">
          <text:p text:style-name="P1">F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54cm" svg:height="1.397cm" svg:x="12.822cm" svg:y="4.308cm">
          <text:p text:style-name="P1">F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54cm" svg:height="1.397cm" svg:x="16.923cm" svg:y="4.308cm">
          <text:p text:style-name="P1">F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262cm" svg:y1="5.006cm" svg:x2="8.821cm" svg:y2="5.006cm" draw:start-shape="id2" draw:start-glue-point="1" draw:end-shape="id3" draw:end-glue-point="3" svg:d="M7262 5006h1559" svg:viewBox="0 0 1560 1">
          <text:p text:style-name="P1">a-h<text:line-break/></text:p>
        </draw:connector>
        <draw:connector draw:style-name="gr3" draw:text-style-name="P1" draw:layer="layout" svg:x1="11.361cm" svg:y1="5.006cm" svg:x2="12.822cm" svg:y2="5.006cm" draw:start-shape="id3" draw:start-glue-point="1" draw:end-shape="id4" draw:end-glue-point="3" svg:d="M11361 5006h1461" svg:viewBox="0 0 1462 1">
          <text:p text:style-name="P1">a-h<text:line-break/></text:p>
        </draw:connector>
        <draw:connector draw:style-name="gr3" draw:text-style-name="P1" draw:layer="layout" svg:x1="15.362cm" svg:y1="5.006cm" svg:x2="16.923cm" svg:y2="5.006cm" draw:start-shape="id4" draw:start-glue-point="1" draw:end-shape="id5" draw:end-glue-point="3" svg:d="M15362 5006h1561" svg:viewBox="0 0 1562 1">
          <text:p text:style-name="P1">a-h<text:line-break/></text:p>
        </draw:connector>
        <draw:connector draw:style-name="gr3" draw:text-style-name="P1" draw:layer="layout" svg:x1="19.463cm" svg:y1="5.006cm" svg:x2="20.894cm" svg:y2="5.004cm" draw:start-shape="id5" draw:start-glue-point="1" svg:d="M19463 5006h966v-2h465" svg:viewBox="0 0 1432 3">
          <text:p text:style-name="P1">a-h<text:line-break/></text:p>
        </draw:connector>
        <draw:custom-shape draw:style-name="gr4" draw:text-style-name="P2" xml:id="id13" draw:id="id13" draw:layer="layout" svg:width="2.54cm" svg:height="1.397cm" svg:x="20.95cm" svg:y="4.308cm">
          <text:p text:style-name="P1">Accum.</text:p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5" draw:text-style-name="P4" xml:id="id14" draw:id="id14" draw:layer="layout" svg:width="2.54cm" svg:height="1.397cm" svg:x="20.95cm" svg:y="6.908cm">
          <text:p text:style-name="P3"><text:span text:style-name="T1">new</text:span></text:p>
          <text:p text:style-name="P3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2.54cm" svg:height="1.397cm" svg:x="4.722cm" svg:y="6.908cm">
          <text:p text:style-name="P1">cMem0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2.54cm" svg:height="1.397cm" svg:x="8.821cm" svg:y="6.908cm">
          <text:p text:style-name="P1">cMem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8" draw:id="id8" draw:layer="layout" svg:width="2.54cm" svg:height="1.397cm" svg:x="12.822cm" svg:y="6.908cm">
          <text:p text:style-name="P1">cMem2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2.54cm" svg:height="1.397cm" svg:x="16.923cm" svg:y="6.908cm">
          <text:p text:style-name="P1">cMem3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992cm" svg:y1="6.908cm" svg:x2="5.992cm" svg:y2="5.705cm" draw:start-shape="id6" draw:start-glue-point="0" draw:end-shape="id2" draw:end-glue-point="2" svg:d="M5992 6908v-1203" svg:viewBox="0 0 1 1204">
          <text:p/>
        </draw:connector>
        <draw:connector draw:style-name="gr1" draw:text-style-name="P1" draw:layer="layout" svg:x1="10.091cm" svg:y1="6.908cm" svg:x2="10.091cm" svg:y2="5.705cm" draw:start-shape="id7" draw:start-glue-point="0" draw:end-shape="id3" draw:end-glue-point="2" svg:d="M10091 6908v-1203" svg:viewBox="0 0 1 1204">
          <text:p/>
        </draw:connector>
        <draw:connector draw:style-name="gr1" draw:text-style-name="P1" draw:layer="layout" svg:x1="14.092cm" svg:y1="6.908cm" svg:x2="14.092cm" svg:y2="5.705cm" draw:start-shape="id8" draw:start-glue-point="0" draw:end-shape="id4" draw:end-glue-point="2" svg:d="M14092 6908v-1203" svg:viewBox="0 0 1 1204">
          <text:p/>
        </draw:connector>
        <draw:connector draw:style-name="gr1" draw:text-style-name="P1" draw:layer="layout" svg:x1="18.193cm" svg:y1="6.908cm" svg:x2="18.193cm" svg:y2="5.705cm" draw:start-shape="id9" draw:start-glue-point="0" draw:end-shape="id5" draw:end-glue-point="2" svg:d="M18193 6908v-1203" svg:viewBox="0 0 1 1204">
          <text:p/>
        </draw:connector>
        <draw:custom-shape draw:style-name="gr7" draw:text-style-name="P6" xml:id="id10" draw:id="id10" draw:layer="layout" svg:width="2.54cm" svg:height="1.397cm" svg:x="6.694cm" svg:y="0.508cm">
          <text:p text:style-name="P1">M0</text:p>
          <draw:enhanced-geometry svg:viewBox="0 0 21600 21600" draw:type="rectangle" draw:enhanced-path="M 0 0 L 21600 0 21600 21600 0 21600 0 0 Z N"/>
        </draw:custom-shape>
        <draw:custom-shape draw:style-name="gr7" draw:text-style-name="P6" xml:id="id11" draw:id="id11" draw:layer="layout" svg:width="2.54cm" svg:height="1.397cm" svg:x="10.758cm" svg:y="0.508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2.54cm" svg:height="1.397cm" svg:x="14.822cm" svg:y="0.508cm">
          <text:p text:style-name="P1">M2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9.234cm" svg:y1="1.206cm" svg:x2="10.758cm" svg:y2="1.206cm" draw:start-shape="id10" draw:start-glue-point="1" draw:end-shape="id11" draw:end-glue-point="3" svg:d="M9234 1206h1524" svg:viewBox="0 0 1525 1">
          <text:p text:style-name="P1"/>
        </draw:connector>
        <draw:connector draw:style-name="gr8" draw:text-style-name="P6" draw:layer="layout" svg:x1="13.298cm" svg:y1="1.206cm" svg:x2="14.822cm" svg:y2="1.206cm" draw:start-shape="id11" draw:start-glue-point="1" draw:end-shape="id12" draw:end-glue-point="3" svg:d="M13298 1206h1524" svg:viewBox="0 0 1525 1">
          <text:p text:style-name="P1"/>
        </draw:connector>
        <draw:connector draw:style-name="gr1" draw:text-style-name="P1" draw:layer="layout" svg:x1="22.22cm" svg:y1="5.705cm" svg:x2="22.22cm" svg:y2="6.908cm" draw:start-shape="id13" draw:start-glue-point="2" draw:end-shape="id14" draw:end-glue-point="0" svg:d="M22220 5705v1203" svg:viewBox="0 0 1 1204">
          <text:p/>
        </draw:connector>
        <draw:custom-shape draw:style-name="gr9" draw:text-style-name="P8" xml:id="id1" draw:id="id1" draw:layer="layout" svg:width="2.54cm" svg:height="1.397cm" svg:x="0.508cm" svg:y="0.508cm">
          <text:p text:style-name="P7"><text:span text:style-name="T2">Input </text:span><text:span text:style-name="T2"><text:line-break/></text:span><text:span text:style-name="T2">data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048cm" svg:y1="1.206cm" svg:x2="6.694cm" svg:y2="1.206cm" draw:start-shape="id1" draw:start-glue-point="1" draw:end-shape="id10" draw:end-glue-point="3" svg:d="M3048 1206h3646" svg:viewBox="0 0 3647 1">
          <text:p/>
        </draw:connector>
        <draw:frame draw:style-name="gr10" draw:text-style-name="P10" draw:layer="layout" svg:width="2.921cm" svg:height="0.889cm" svg:x="4.532cm" svg:y="2.531cm">
          <draw:text-box>
            <text:p text:style-name="P9"><text:span text:style-name="T3">w[0-15]</text:span></text:p>
          </draw:text-box>
        </draw:frame>
        <draw:connector draw:style-name="gr1" draw:text-style-name="P1" draw:layer="layout" svg:x1="9.234cm" svg:y1="1.206cm" svg:x2="10.091cm" svg:y2="4.308cm" draw:start-shape="id10" draw:start-glue-point="1" draw:end-shape="id3" draw:end-glue-point="0" svg:d="M9234 1206h857v3102" svg:viewBox="0 0 858 3103">
          <text:p/>
        </draw:connector>
        <draw:connector draw:style-name="gr1" draw:text-style-name="P1" draw:layer="layout" svg:x1="13.298cm" svg:y1="1.206cm" svg:x2="14.092cm" svg:y2="4.308cm" draw:start-shape="id11" draw:start-glue-point="1" draw:end-shape="id4" draw:end-glue-point="0" svg:d="M13298 1206h794v3102" svg:viewBox="0 0 795 3103">
          <text:p/>
        </draw:connector>
        <draw:connector draw:style-name="gr1" draw:text-style-name="P1" draw:layer="layout" svg:x1="17.362cm" svg:y1="1.206cm" svg:x2="18.193cm" svg:y2="4.308cm" draw:start-shape="id12" draw:start-glue-point="1" draw:end-shape="id5" draw:end-glue-point="0" svg:d="M17362 1206h831v3102" svg:viewBox="0 0 832 3103">
          <text:p/>
        </draw:connector>
        <draw:frame draw:style-name="gr10" draw:text-style-name="P10" draw:layer="layout" svg:width="2.921cm" svg:height="0.889cm" svg:x="8.631cm" svg:y="2.53cm">
          <draw:text-box>
            <text:p text:style-name="P9"><text:span text:style-name="T3">w[16-31]</text:span></text:p>
          </draw:text-box>
        </draw:frame>
        <draw:frame draw:style-name="gr10" draw:text-style-name="P10" draw:layer="layout" svg:width="2.921cm" svg:height="0.889cm" svg:x="12.632cm" svg:y="2.531cm">
          <draw:text-box>
            <text:p text:style-name="P9"><text:span text:style-name="T3">w[32-47]</text:span></text:p>
          </draw:text-box>
        </draw:frame>
        <draw:frame draw:style-name="gr10" draw:text-style-name="P10" draw:layer="layout" svg:width="2.921cm" svg:height="0.889cm" svg:x="16.733cm" svg:y="2.532cm">
          <draw:text-box>
            <text:p text:style-name="P9"><text:span text:style-name="T3">w[48-63]</text:span></text:p>
          </draw:text-box>
        </draw:frame>
        <draw:custom-shape draw:style-name="gr4" draw:text-style-name="P2" xml:id="id15" draw:id="id15" draw:layer="layout" svg:width="2.54cm" svg:height="1.397cm" svg:x="0.508cm" svg:y="4.308cm">
          <text:p text:style-name="P1">Initial<text:line-break/>st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048cm" svg:y1="5.006cm" svg:x2="4.722cm" svg:y2="5.006cm" draw:start-shape="id15" draw:start-glue-point="1" draw:end-shape="id2" draw:end-glue-point="3" svg:d="M3048 5006h1674" svg:viewBox="0 0 1675 1">
          <text:p text:style-name="P1">a-h<text:line-break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08:56:20.763639056</meta:creation-date>
    <dc:date>2022-04-27T11:38:45.498756767</dc:date>
    <meta:editing-duration>PT2H31M52S</meta:editing-duration>
    <meta:editing-cycles>3</meta:editing-cycles>
    <meta:generator>LibreOffice/6.4.7.2$Linux_X86_64 LibreOffice_project/40$Build-2</meta:generator>
    <meta:document-statistic meta:object-count="36"/>
  </office:meta>
</office:document-meta>
</file>